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Medium" svg:font-family="SFMono-Medium, 'SF Mono', 'Segoe UI Mono', 'Roboto Mono', 'Ubuntu Mono', Menlo, Consolas, Courier, monospac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>
      <style:text-properties officeooo:rsid="0002cb4a" officeooo:paragraph-rsid="0002cb4a"/>
    </style:style>
    <style:style style:name="P2" style:family="paragraph" style:parent-style-name="Standard">
      <style:paragraph-properties fo:text-align="end" style:justify-single-word="false"/>
      <style:text-properties officeooo:rsid="0002cb4a" officeooo:paragraph-rsid="0002cb4a"/>
    </style:style>
    <style:style style:name="P3" style:family="paragraph" style:parent-style-name="Standard">
      <style:text-properties officeooo:rsid="0003d4d8" officeooo:paragraph-rsid="0003d4d8"/>
    </style:style>
    <style:style style:name="P4" style:family="paragraph" style:parent-style-name="Standard">
      <style:text-properties fo:font-weight="bold" officeooo:rsid="000621c3" officeooo:paragraph-rsid="000621c3" style:font-weight-asian="bold" style:font-weight-complex="bold"/>
    </style:style>
    <style:style style:name="P5" style:family="paragraph" style:parent-style-name="Standard">
      <style:text-properties fo:font-weight="bold" officeooo:rsid="000bd5b2" officeooo:paragraph-rsid="000cb00c" style:font-weight-asian="bold" style:font-weight-complex="bold"/>
    </style:style>
    <style:style style:name="P6" style:family="paragraph" style:parent-style-name="Horizontal_20_Line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4ae45d" officeooo:paragraph-rsid="004ae45d" style:font-weight-asian="bold" style:font-weight-complex="bold"/>
    </style:style>
    <style:style style:name="P8" style:family="paragraph" style:parent-style-name="Standard">
      <style:text-properties officeooo:paragraph-rsid="000621c3"/>
    </style:style>
    <style:style style:name="P9" style:family="paragraph" style:parent-style-name="Standard">
      <style:text-properties officeooo:rsid="000ba078" officeooo:paragraph-rsid="000cb00c"/>
    </style:style>
    <style:style style:name="P10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normal" officeooo:rsid="000ba078" officeooo:paragraph-rsid="000ba078"/>
    </style:style>
    <style:style style:name="P11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normal" officeooo:rsid="000cdc9a" officeooo:paragraph-rsid="000cdc9a"/>
    </style:style>
    <style:style style:name="P12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normal" officeooo:rsid="00218aca" officeooo:paragraph-rsid="001f9c8e"/>
    </style:style>
    <style:style style:name="P13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normal" officeooo:rsid="00218aca" officeooo:paragraph-rsid="00218aca"/>
    </style:style>
    <style:style style:name="P14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normal" officeooo:rsid="00269aaf" officeooo:paragraph-rsid="00218aca"/>
    </style:style>
    <style:style style:name="P15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normal" officeooo:rsid="003e883d" officeooo:paragraph-rsid="003e883d"/>
    </style:style>
    <style:style style:name="P16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bold" officeooo:rsid="000bd5b2" officeooo:paragraph-rsid="000ba078" style:font-weight-asian="bold" style:font-weight-complex="bold"/>
    </style:style>
    <style:style style:name="P17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bold" officeooo:rsid="000cdc9a" officeooo:paragraph-rsid="000cdc9a" style:font-weight-asian="bold" style:font-weight-complex="bold"/>
    </style:style>
    <style:style style:name="P18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bold" officeooo:rsid="000dd158" officeooo:paragraph-rsid="000dd158" style:font-weight-asian="bold" style:font-weight-complex="bold"/>
    </style:style>
    <style:style style:name="P19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bold" officeooo:rsid="000ef3d5" officeooo:paragraph-rsid="000ef3d5" style:font-weight-asian="bold" style:font-weight-complex="bold"/>
    </style:style>
    <style:style style:name="P20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rsid="00155255" officeooo:paragraph-rsid="00155255" style:font-weight-asian="bold" style:font-weight-complex="bold"/>
    </style:style>
    <style:style style:name="P21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rsid="00173865" officeooo:paragraph-rsid="00173865" style:font-weight-asian="bold" style:font-weight-complex="bold"/>
    </style:style>
    <style:style style:name="P22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rsid="00194683" officeooo:paragraph-rsid="00194683" style:font-weight-asian="bold" style:font-weight-complex="bold"/>
    </style:style>
    <style:style style:name="P23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rsid="001b3eb3" officeooo:paragraph-rsid="001b3eb3" style:font-weight-asian="bold" style:font-weight-complex="bold"/>
    </style:style>
    <style:style style:name="P24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paragraph-rsid="001b3eb3"/>
    </style:style>
    <style:style style:name="P25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rsid="00218aca" officeooo:paragraph-rsid="00218aca"/>
    </style:style>
    <style:style style:name="P26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rsid="00218aca" officeooo:paragraph-rsid="0022d8b4"/>
    </style:style>
    <style:style style:name="P27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paragraph-rsid="00218aca"/>
    </style:style>
    <style:style style:name="P28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paragraph-rsid="0023ccee"/>
    </style:style>
    <style:style style:name="P29" style:family="paragraph" style:parent-style-name="Standard">
      <style:text-properties officeooo:paragraph-rsid="00155255"/>
    </style:style>
    <style:style style:name="P30" style:family="paragraph" style:parent-style-name="Standard">
      <style:text-properties officeooo:paragraph-rsid="00173865"/>
    </style:style>
    <style:style style:name="P31" style:family="paragraph" style:parent-style-name="Standard">
      <style:text-properties style:font-name="SFMono-Medium" fo:font-size="10.5pt" officeooo:paragraph-rsid="001f9c8e"/>
    </style:style>
    <style:style style:name="P32" style:family="paragraph" style:parent-style-name="Standard">
      <style:text-properties style:font-name="SFMono-Medium" fo:font-size="10.5pt" officeooo:paragraph-rsid="00218aca"/>
    </style:style>
    <style:style style:name="P33" style:family="paragraph" style:parent-style-name="Standard">
      <style:text-properties style:font-name="SFMono-Medium" fo:font-size="10.5pt" officeooo:paragraph-rsid="00243df8"/>
    </style:style>
    <style:style style:name="P34" style:family="paragraph" style:parent-style-name="Standard">
      <style:text-properties style:font-name="SFMono-Medium" fo:font-size="10.5pt" officeooo:rsid="00638a7f" officeooo:paragraph-rsid="00638a7f"/>
    </style:style>
    <style:style style:name="P35" style:family="paragraph" style:parent-style-name="Standard">
      <style:text-properties style:font-name="SFMono-Medium" fo:font-size="10.5pt" officeooo:paragraph-rsid="00638a7f"/>
    </style:style>
    <style:style style:name="P36" style:family="paragraph" style:parent-style-name="Text_20_body">
      <style:text-properties officeooo:paragraph-rsid="0028deab"/>
    </style:style>
    <style:style style:name="P37" style:family="paragraph" style:parent-style-name="Standard">
      <style:text-properties officeooo:rsid="0036d6a4" officeooo:paragraph-rsid="0036d6a4"/>
    </style:style>
    <style:style style:name="P38" style:family="paragraph" style:parent-style-name="Standard">
      <style:text-properties officeooo:rsid="0036d6a4" officeooo:paragraph-rsid="005e47ad"/>
    </style:style>
    <style:style style:name="P39" style:family="paragraph" style:parent-style-name="Text_20_body">
      <style:text-properties officeooo:rsid="00366b73" officeooo:paragraph-rsid="00366b73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apple-system" fo:font-size="10.5pt"/>
    </style:style>
    <style:style style:name="P41" style:family="paragraph" style:parent-style-name="Text_20_body">
      <style:paragraph-properties style:writing-mode="lr-tb"/>
      <style:text-properties style:font-name="apple-system" fo:font-size="10.5pt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apple-system" fo:font-size="10.5pt" officeooo:rsid="0036d6a4" officeooo:paragraph-rsid="0036d6a4"/>
    </style:style>
    <style:style style:name="P43" style:family="paragraph" style:parent-style-name="Text_20_body">
      <style:text-properties officeooo:rsid="003a9ee5" officeooo:paragraph-rsid="003a9ee5"/>
    </style:style>
    <style:style style:name="P44" style:family="paragraph" style:parent-style-name="Text_20_body">
      <style:text-properties officeooo:paragraph-rsid="003a9ee5"/>
    </style:style>
    <style:style style:name="P45" style:family="paragraph" style:parent-style-name="Text_20_body">
      <style:text-properties officeooo:paragraph-rsid="003d7d58"/>
    </style:style>
    <style:style style:name="P46" style:family="paragraph" style:parent-style-name="Text_20_body">
      <style:text-properties officeooo:rsid="003d7d58" officeooo:paragraph-rsid="003d7d58"/>
    </style:style>
    <style:style style:name="P47" style:family="paragraph" style:parent-style-name="Standard">
      <style:text-properties officeooo:paragraph-rsid="003e883d"/>
    </style:style>
    <style:style style:name="P48" style:family="paragraph" style:parent-style-name="Text_20_body">
      <style:text-properties officeooo:paragraph-rsid="005e47ad"/>
    </style:style>
    <style:style style:name="P49" style:family="paragraph" style:parent-style-name="Text_20_body">
      <style:paragraph-properties style:writing-mode="lr-tb"/>
    </style:style>
    <style:style style:name="P50" style:family="paragraph" style:parent-style-name="Text_20_body">
      <style:text-properties officeooo:rsid="006695dd" officeooo:paragraph-rsid="006695dd"/>
    </style:style>
    <style:style style:name="P51" style:family="paragraph" style:parent-style-name="Text_20_body">
      <style:text-properties officeooo:paragraph-rsid="00681a79"/>
    </style:style>
    <style:style style:name="P52" style:family="paragraph" style:parent-style-name="Text_20_body">
      <style:text-properties officeooo:rsid="0069f606" officeooo:paragraph-rsid="0069f606"/>
    </style:style>
    <style:style style:name="P53" style:family="paragraph" style:parent-style-name="Text_20_body">
      <style:text-properties officeooo:paragraph-rsid="0069f606"/>
    </style:style>
    <style:style style:name="P54" style:family="paragraph" style:parent-style-name="Text_20_body">
      <style:text-properties officeooo:paragraph-rsid="0072ca39"/>
    </style:style>
    <style:style style:name="P55" style:family="paragraph" style:parent-style-name="Text_20_body">
      <style:text-properties officeooo:rsid="0074bd46" officeooo:paragraph-rsid="0074bd46"/>
    </style:style>
    <style:style style:name="P56" style:family="paragraph" style:parent-style-name="Text_20_body">
      <style:text-properties fo:font-style="normal" officeooo:rsid="00768178" officeooo:paragraph-rsid="00768178" style:font-style-asian="normal" style:font-style-complex="normal"/>
    </style:style>
    <style:style style:name="P57" style:family="paragraph" style:parent-style-name="Text_20_body">
      <style:text-properties officeooo:rsid="009f755e" officeooo:paragraph-rsid="009f755e"/>
    </style:style>
    <style:style style:name="T1" style:family="text">
      <style:text-properties officeooo:rsid="0003d4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21c3" style:font-weight-asian="bold" style:font-weight-complex="bold"/>
    </style:style>
    <style:style style:name="T4" style:family="text">
      <style:text-properties fo:font-weight="bold" officeooo:rsid="000bd5b2" style:font-weight-asian="bold" style:font-weight-complex="bold"/>
    </style:style>
    <style:style style:name="T5" style:family="text">
      <style:text-properties fo:font-weight="bold" officeooo:rsid="0002cb4a" style:font-weight-asian="bold" style:font-weight-complex="bold"/>
    </style:style>
    <style:style style:name="T6" style:family="text">
      <style:text-properties fo:font-weight="bold" officeooo:rsid="000cb00c" style:font-weight-asian="bold" style:font-weight-complex="bold"/>
    </style:style>
    <style:style style:name="T7" style:family="text">
      <style:text-properties fo:font-weight="bold" officeooo:rsid="002801a2" style:font-weight-asian="bold" style:font-weight-complex="bold"/>
    </style:style>
    <style:style style:name="T8" style:family="text">
      <style:text-properties fo:font-weight="bold" officeooo:rsid="00286fb7" style:font-weight-asian="bold" style:font-weight-complex="bold"/>
    </style:style>
    <style:style style:name="T9" style:family="text">
      <style:text-properties fo:font-weight="bold" officeooo:rsid="003c143c" style:font-weight-asian="bold" style:font-weight-complex="bold"/>
    </style:style>
    <style:style style:name="T10" style:family="text">
      <style:text-properties fo:font-variant="normal" fo:text-transform="none" fo:color="#172b4d" loext:opacity="100%" style:font-name="SFMono-Medium" fo:font-size="10.5pt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color="#172b4d" loext:opacity="100%" style:font-name="SFMono-Medium" fo:font-size="10.5pt" fo:letter-spacing="normal" fo:font-style="normal" fo:font-weight="normal" officeooo:rsid="00155255" style:font-weight-asian="bold" style:font-weight-complex="bold"/>
    </style:style>
    <style:style style:name="T12" style:family="text">
      <style:text-properties fo:font-variant="normal" fo:text-transform="none" fo:color="#172b4d" loext:opacity="100%" style:font-name="SFMono-Medium" fo:font-size="10.5pt" fo:letter-spacing="normal" fo:font-style="normal" fo:font-weight="normal" officeooo:rsid="00173865" style:font-weight-asian="bold" style:font-weight-complex="bold"/>
    </style:style>
    <style:style style:name="T13" style:family="text">
      <style:text-properties fo:font-variant="normal" fo:text-transform="none" fo:color="#172b4d" loext:opacity="100%" style:font-name="SFMono-Medium" fo:font-size="10.5pt" fo:letter-spacing="normal" fo:font-style="normal" fo:font-weight="normal" officeooo:rsid="001991fe" style:font-weight-asian="bold" style:font-weight-complex="bold"/>
    </style:style>
    <style:style style:name="T14" style:family="text">
      <style:text-properties fo:font-variant="normal" fo:text-transform="none" fo:color="#172b4d" loext:opacity="100%" style:font-name="apple-system" fo:font-size="10.5pt" fo:letter-spacing="normal" fo:font-style="normal" fo:font-weight="bold" officeooo:rsid="00155255" style:font-weight-asian="bold" style:font-weight-complex="bold"/>
    </style:style>
    <style:style style:name="T15" style:family="text">
      <style:text-properties fo:font-variant="normal" fo:text-transform="none" fo:color="#242424" loext:opacity="100%" style:font-name="apple-system" fo:font-size="10.5pt" fo:letter-spacing="normal" fo:font-style="normal" fo:font-weight="bold" officeooo:rsid="00155255" style:font-weight-asian="bold" style:font-weight-complex="bold"/>
    </style:style>
    <style:style style:name="T16" style:family="text">
      <style:text-properties fo:font-variant="normal" fo:text-transform="none" fo:color="#242424" loext:opacity="100%" style:font-name="apple-system" fo:font-size="10.5pt" fo:letter-spacing="normal" fo:font-style="normal" fo:font-weight="bold" officeooo:rsid="0002cb4a" style:font-weight-asian="bold" style:font-weight-complex="bold"/>
    </style:style>
    <style:style style:name="T17" style:family="text">
      <style:text-properties fo:font-variant="normal" fo:text-transform="none" fo:color="#242424" loext:opacity="100%" style:font-name="apple-system" fo:font-size="10.5pt" fo:letter-spacing="normal" fo:font-style="normal" fo:font-weight="bold" officeooo:rsid="003e883d" style:font-weight-asian="bold" style:font-weight-complex="bold"/>
    </style:style>
    <style:style style:name="T18" style:family="text">
      <style:text-properties fo:font-variant="normal" fo:text-transform="none" fo:color="#242424" loext:opacity="100%" style:font-name="apple-system" fo:font-size="10.5pt" fo:letter-spacing="normal" fo:font-style="normal" fo:font-weight="normal" officeooo:rsid="003e883d" style:font-weight-asian="normal" style:font-weight-complex="normal"/>
    </style:style>
    <style:style style:name="T19" style:family="text">
      <style:text-properties fo:font-variant="normal" fo:text-transform="none" fo:color="#242424" loext:opacity="100%" style:font-name="apple-system" fo:letter-spacing="normal" fo:font-style="normal" fo:font-weight="normal"/>
    </style:style>
    <style:style style:name="T20" style:family="text">
      <style:text-properties fo:font-variant="normal" fo:text-transform="none" fo:color="#242424" loext:opacity="100%" style:font-name="apple-system" fo:letter-spacing="normal" fo:font-style="normal" fo:font-weight="normal" officeooo:rsid="001c02d4"/>
    </style:style>
    <style:style style:name="T21" style:family="text">
      <style:text-properties fo:font-variant="normal" fo:text-transform="none" fo:color="#242424" loext:opacity="100%" style:font-name="apple-system" fo:letter-spacing="normal" fo:font-style="normal" fo:font-weight="normal" officeooo:rsid="001f9c8e"/>
    </style:style>
    <style:style style:name="T22" style:family="text">
      <style:text-properties fo:font-variant="normal" fo:text-transform="none" fo:color="#242424" loext:opacity="100%" style:font-name="apple-system" fo:letter-spacing="normal" fo:font-style="normal" fo:font-weight="normal" officeooo:rsid="00218aca"/>
    </style:style>
    <style:style style:name="T23" style:family="text">
      <style:text-properties fo:font-variant="normal" fo:text-transform="none" fo:color="#242424" loext:opacity="100%" style:font-name="SFMono-Medium" fo:font-size="10.5pt" fo:letter-spacing="normal" fo:font-style="normal" fo:font-weight="normal" officeooo:rsid="00155255" style:font-weight-asian="bold" style:font-weight-complex="bold"/>
    </style:style>
    <style:style style:name="T24" style:family="text">
      <style:text-properties officeooo:rsid="000f866d"/>
    </style:style>
    <style:style style:name="T25" style:family="text">
      <style:text-properties officeooo:rsid="001029eb"/>
    </style:style>
    <style:style style:name="T26" style:family="text">
      <style:text-properties fo:color="#242424" loext:opacity="100%" style:font-name="apple-system"/>
    </style:style>
    <style:style style:name="T27" style:family="text">
      <style:text-properties fo:color="#242424" loext:opacity="100%" style:font-name="apple-system" officeooo:rsid="001c02d4"/>
    </style:style>
    <style:style style:name="T28" style:family="text">
      <style:text-properties fo:color="#242424" loext:opacity="100%" style:font-name="apple-system" officeooo:rsid="00218aca"/>
    </style:style>
    <style:style style:name="T29" style:family="text">
      <style:text-properties fo:color="#242424" loext:opacity="100%" style:font-name="apple-system" officeooo:rsid="0022d8b4"/>
    </style:style>
    <style:style style:name="T30" style:family="text">
      <style:text-properties fo:color="#242424" loext:opacity="100%" style:font-name="apple-system" fo:font-style="italic" officeooo:rsid="0022d8b4" style:font-style-asian="italic" style:font-style-complex="italic"/>
    </style:style>
    <style:style style:name="T31" style:family="text">
      <style:text-properties fo:color="#242424" loext:opacity="100%" style:font-name="apple-system" officeooo:rsid="0023ccee"/>
    </style:style>
    <style:style style:name="T32" style:family="text">
      <style:text-properties fo:color="#242424" loext:opacity="100%" style:font-name="apple-system" officeooo:rsid="00243df8"/>
    </style:style>
    <style:style style:name="T33" style:family="text">
      <style:text-properties fo:color="#242424" loext:opacity="100%" style:font-name="apple-system" officeooo:rsid="003995a9"/>
    </style:style>
    <style:style style:name="T34" style:family="text">
      <style:text-properties fo:color="#242424" loext:opacity="100%" style:font-name="apple-system" officeooo:rsid="00652bfc"/>
    </style:style>
    <style:style style:name="T35" style:family="text">
      <style:text-properties officeooo:rsid="001b3eb3" style:font-weight-asian="bold" style:font-weight-complex="bold"/>
    </style:style>
    <style:style style:name="T36" style:family="text">
      <style:text-properties officeooo:rsid="001c02d4" style:font-weight-asian="bold" style:font-weight-complex="bold"/>
    </style:style>
    <style:style style:name="T37" style:family="text">
      <style:text-properties style:font-name="apple-system"/>
    </style:style>
    <style:style style:name="T38" style:family="text">
      <style:text-properties style:font-name="apple-system" officeooo:rsid="0023ccee"/>
    </style:style>
    <style:style style:name="T39" style:family="text">
      <style:text-properties style:font-name="apple-system" officeooo:rsid="00243df8"/>
    </style:style>
    <style:style style:name="T40" style:family="text">
      <style:text-properties style:font-name="apple-system" fo:font-size="10.5pt"/>
    </style:style>
    <style:style style:name="T41" style:family="text">
      <style:text-properties style:font-name="apple-system" fo:font-size="10.5pt" officeooo:rsid="00681a79"/>
    </style:style>
    <style:style style:name="T42" style:family="text">
      <style:text-properties style:font-name="apple-system" fo:font-size="10.5pt" officeooo:rsid="0069f606"/>
    </style:style>
    <style:style style:name="T43" style:family="text">
      <style:text-properties officeooo:rsid="003a3bb1"/>
    </style:style>
    <style:style style:name="T44" style:family="text">
      <style:text-properties officeooo:rsid="003a9ee5"/>
    </style:style>
    <style:style style:name="T45" style:family="text">
      <style:text-properties officeooo:rsid="003ef5ed"/>
    </style:style>
    <style:style style:name="T46" style:family="text">
      <style:text-properties officeooo:rsid="005c4cd0"/>
    </style:style>
    <style:style style:name="T47" style:family="text">
      <style:text-properties officeooo:rsid="005e47ad"/>
    </style:style>
    <style:style style:name="T48" style:family="text">
      <style:text-properties officeooo:rsid="00638a7f"/>
    </style:style>
    <style:style style:name="T49" style:family="text">
      <style:text-properties fo:color="#dcdcaa" loext:opacity="100%" style:font-name="Droid Sans Mono" fo:font-weight="normal" fo:background-color="#1f1f1f" loext:char-shading-value="0"/>
    </style:style>
    <style:style style:name="T50" style:family="text">
      <style:text-properties fo:color="#cccccc" loext:opacity="100%" style:font-name="Droid Sans Mono" fo:font-weight="normal" fo:background-color="#1f1f1f" loext:char-shading-value="0"/>
    </style:style>
    <style:style style:name="T51" style:family="text">
      <style:text-properties fo:color="#569cd6" loext:opacity="100%" style:font-name="Droid Sans Mono" fo:font-weight="normal" fo:background-color="#1f1f1f" loext:char-shading-value="0"/>
    </style:style>
    <style:style style:name="T52" style:family="text">
      <style:text-properties fo:color="#b5cea8" loext:opacity="100%" style:font-name="Droid Sans Mono" fo:font-weight="normal" fo:background-color="#1f1f1f" loext:char-shading-value="0"/>
    </style:style>
    <style:style style:name="T53" style:family="text">
      <style:text-properties fo:color="#ce9178" loext:opacity="100%" style:font-name="Droid Sans Mono" fo:font-weight="normal" fo:background-color="#1f1f1f" loext:char-shading-value="0"/>
    </style:style>
    <style:style style:name="T54" style:family="text">
      <style:text-properties officeooo:rsid="00681a79"/>
    </style:style>
    <style:style style:name="T55" style:family="text">
      <style:text-properties officeooo:rsid="0069f606"/>
    </style:style>
    <style:style style:name="T56" style:family="text">
      <style:text-properties officeooo:rsid="0072ca39"/>
    </style:style>
    <style:style style:name="T57" style:family="text">
      <style:text-properties officeooo:rsid="007365f3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hp_vzlT2Hvq68syMr0avirBWsMRlaW9Qi1M0O3i</text:p>
      <text:p text:style-name="P1"/>
      <text:p text:style-name="P1">logs :</text:p>
      <text:p text:style-name="P1"><text:span text:style-name="T2">ssh -p2525 </text:span><text:a xlink:type="simple" xlink:href="mailto:amit.s9@10.10.17.52" text:style-name="Internet_20_link" text:visited-style-name="Visited_20_Internet_20_Link"><text:span text:style-name="T2">amit.s9@10.10.17.5</text:span></text:a><text:span text:style-name="T8">1</text:span><text:span text:style-name="T2"> </text:span><text:span text:style-name="T7">(we store the prod/</text:span><text:span text:style-name="T9">staging</text:span><text:span text:style-name="T7"> images on this box)</text:span><text:span text:style-name="T8">(52 is replica of 51, 51 is important than 52)</text:span></text:p>
      <text:p text:style-name="P1">password : outlook <text:span text:style-name="T1">password</text:span></text:p>
      <text:p text:style-name="P1"/>
      <text:p text:style-name="P1">2) </text:p>
      <text:p text:style-name="P1"/>
      <text:p text:style-name="P1">cd /data/ws-logs/media</text:p>
      <text:p text:style-name="P1"/>
      <text:p text:style-name="P1"/>
      <text:p text:style-name="P1"/>
      <text:p text:style-name="P3"><text:span text:style-name="T2">3) </text:span>command to access the sql: <text:span text:style-name="T2">sudo mysql -u root -p</text:span></text:p>
      <text:p text:style-name="P3"><text:span text:style-name="T2"><text:s/></text:span><text:span text:style-name="T3">sudo systemctl start mysql.service</text:span></text:p>
      <text:p text:style-name="P4"><text:s/>sudo systemctl stop mysql.service</text:p>
      <text:p text:style-name="P4"><text:s/>sudo systemctl status mysql.service</text:p>
      <text:p text:style-name="P4"/>
      <text:p text:style-name="P4">4)docker start mysql57</text:p>
      <text:p text:style-name="P8"><text:span text:style-name="T3"><text:s/></text:span><text:span text:style-name="T10">docker run -it --network sql --rm mysql:5.7.18 mysql -hmysql57 -uroot -pP@ssw0rd1 </text:span><text:span text:style-name="T2"><text:line-break/></text:span><text:span text:style-name="T3"> docker stop mysql57</text:span></text:p>
      <text:p text:style-name="P4"/>
      <text:p text:style-name="P9"><text:span text:style-name="T3">5</text:span><text:span text:style-name="T2">) </text:span><text:span text:style-name="T5">ssh -p2525 </text:span><text:a xlink:type="simple" xlink:href="mailto:amit.s9@10.10.17.52" text:style-name="Internet_20_link" text:visited-style-name="Visited_20_Internet_20_Link"><text:span text:style-name="T5">amit.s9@10.10.</text:span></text:a><text:span text:style-name="T6">83.39</text:span><text:span text:style-name="T2"> <text:s/></text:span><text:span text:style-name="T4">//media db on staging</text:span></text:p>
      <text:p text:style-name="P5"/>
      <text:p text:style-name="P10"><text:span text:style-name="T2">/usr/local/mysql-5.7.29-linux-glibc2.12-x86_64/bin/mysql -u mediaUser -pViHycs4 -h 192.168.2.228 -P 3309 <text:s text:c="3"/>//</text:span><text:span text:style-name="T4">location I have to visit in given db</text:span></text:p>
      <text:p text:style-name="P16"/>
      <text:p text:style-name="P11"><text:span text:style-name="T4">d</text:span><text:span text:style-name="T2">atabase name= media;</text:span></text:p>
      <text:p text:style-name="P17"/>
      <text:p text:style-name="P18">6)<text:span text:style-name="T24">g</text:span>lobalprotect launch-ui</text:p>
      <text:p text:style-name="P18"><text:s text:c="3"/>t<text:span text:style-name="T25">r</text:span>ail.infoedge.com</text:p>
      <text:p text:style-name="P18"><text:s text:c="3"/>ami.s9</text:p>
      <text:p text:style-name="P18"><text:s text:c="3"/>outlook password</text:p>
      <text:p text:style-name="P18"/>
      <text:p text:style-name="P18"/>
      <text:p text:style-name="P19">7) to find the download location of package files:</text:p>
      <text:p text:style-name="P19"><text:tab/>dpkg -L &lt;packageName&gt;</text:p>
      <text:p text:style-name="P19"/>
      <text:p text:style-name="P29"><text:span text:style-name="T15">8)<text:tab/></text:span><text:bookmark-start text:name="__DdeLink__491_2809881525"/><text:span text:style-name="T11">SET GLOBAL time_zone =</text:span><text:span text:style-name="T14"> </text:span><text:span text:style-name="T23">'+05:30'</text:span><text:span text:style-name="T11">;</text:span></text:p>
      <text:p text:style-name="P29"><text:span text:style-name="T15"><text:tab/></text:span><text:span text:style-name="T11">SET time_zone =</text:span><text:span text:style-name="T14"> </text:span><text:span text:style-name="T23">'+05:30'</text:span><text:span text:style-name="T11">;</text:span></text:p>
      <text:p text:style-name="P20"><text:bookmark-end text:name="__DdeLink__491_2809881525"/></text:p>
      <text:p text:style-name="P30"><text:span text:style-name="T11">9</text:span><text:span text:style-name="T12">) </text:span><text:span text:style-name="T13">For Mysql on server:</text:span><text:span text:style-name="T12"> </text:span><text:span text:style-name="T10">10.10.83.39</text:span></text:p>
      <text:p text:style-name="P21">/usr/local/mysql-5.7.29-linux-glibc2.12-x86_64/bin/mysql -u mediaUser -pViHycs4 -h 192.168.2.228 -P 3309</text:p>
      <text:p text:style-name="P21"/>
      <text:p text:style-name="P22">10) for logs : 10.10.17.51 : /usr/local/nginx/logs/</text:p>
      <text:p text:style-name="P22"/>
      <text:p text:style-name="P23">11) staging logs of mediajobs: ssh <text:a xlink:type="simple" xlink:href="mailto:readonly@172.16.2.121" text:style-name="Internet_20_link" text:visited-style-name="Visited_20_Internet_20_Link">readonly@172.16.2.121</text:a></text:p>
      <text:p text:style-name="P24"><text:span text:style-name="T35"><text:tab/><text:tab/><text:tab/></text:span><text:span text:style-name="T36">password: </text:span><text:span text:style-name="T26">re@d0nly</text:span></text:p>
      <text:p text:style-name="P24"><text:span text:style-name="T26"><text:tab/><text:tab/></text:span><text:span text:style-name="T27">location: /data/webServices_base/mediaJobs/logs/media-jobs-8081.log<text:tab/><text:tab/><text:tab/><text:tab/><text:tab/><text:tab/><text:tab/><text:tab/><text:tab/><text:tab/><text:tab/><text:tab/><text:tab/></text:span></text:p>
      <text:p text:style-name="P31"><text:span text:style-name="T20">1</text:span><text:span text:style-name="T21">2)</text:span><text:span text:style-name="T22">Prod/staging Database: </text:span><text:span text:style-name="T37">ssh -p2525 </text:span><text:span text:style-name="T38">amit.s9</text:span><text:span text:style-name="T37">@10.10.83.39</text:span></text:p>
      <text:p text:style-name="P31"><text:span text:style-name="T22"><text:s text:c="5"/>Prod/staging Database Path: <text:s/></text:span><text:span text:style-name="T37">/usr/local/mysql-5.7.29-linux-glibc2.12-x86_64/bin/mysql -h 172.10.17.52 -P3309 -umediaUser -pViHycs4 -Dmedia</text:span></text:p>
      <text:p text:style-name="P35"><text:span text:style-name="T48">property db path: </text:span><text:span text:style-name="T49">/usr/local/mysql-5.7.29-linux-glibc2.12-x86_64/bin/mysql</text:span><text:span text:style-name="T50"> </text:span><text:span text:style-name="T51">-h</text:span><text:span text:style-name="T50"> </text:span><text:span text:style-name="T52">99</text:span><text:span text:style-name="T53">crondb.99.jsb9.net</text:span><text:span text:style-name="T50"> </text:span><text:span text:style-name="T51">-u99user</text:span><text:span text:style-name="T50"> </text:span><text:span text:style-name="T51">-pViHycs4</text:span><text:span text:style-name="T50"> </text:span><text:span text:style-name="T51">-Dproperty</text:span></text:p>
      <text:p text:style-name="P34"><text:soft-page-break/></text:p>
      <text:p text:style-name="P12"/>
      <text:p text:style-name="P12"/>
      <text:p text:style-name="P12"/>
      <text:p text:style-name="P28"><text:span text:style-name="T28">13) sanity Database: ssh </text:span><text:span text:style-name="T31">readonly</text:span><text:span text:style-name="T28">@172.16.2.121</text:span><text:span text:style-name="T26"> </text:span><text:span text:style-name="T28"><text:s text:c="2"/></text:span><text:span text:style-name="T29">(re@d0nly)</text:span></text:p>
      <text:p text:style-name="P32"><text:span text:style-name="T22"><text:s text:c="6"/>Sanity Database Path: </text:span><text:span text:style-name="T37">/usr/local/mysql/bin/mysql -h media.master1.c1.99.jsb9.net -P3309 -umediaUser -pViHycs4</text:span></text:p>
      <text:p text:style-name="P13"/>
      <text:p text:style-name="P13"/>
      <text:p text:style-name="P25"><text:span text:style-name="T26">14) prod mediajobs :ssh -p2525 </text:span><text:a xlink:type="simple" xlink:href="mailto:amit.s9@10.10.17.133" text:style-name="Internet_20_link" text:visited-style-name="Visited_20_Internet_20_Link">amit.s9@10.10.17.13</text:a><text:a xlink:type="simple" xlink:href="mailto:amit.s9@10.10.17.133" text:style-name="Internet_20_link" text:visited-style-name="Visited_20_Internet_20_Link">3</text:a><text:span text:style-name="T26"> </text:span><text:span text:style-name="T29">( staging i dont have access)</text:span></text:p>
      <text:p text:style-name="P25"><text:span text:style-name="T26"><text:s text:c="6"/>prod mediajobs <text:s/>log path: </text:span><text:span text:style-name="T29">cd </text:span><text:span text:style-name="T30">/data/CLS/webservice/mediajobWS</text:span></text:p>
      <text:p text:style-name="P13"/>
      <text:p text:style-name="P26"><text:span text:style-name="T26">15) prod mediawebservice:</text:span><text:span text:style-name="T29">ssh -p2525 <text:s/></text:span><text:a xlink:type="simple" xlink:href="mailto:amit.s9@10.10.17.133" text:style-name="Internet_20_link" text:visited-style-name="Visited_20_Internet_20_Link"><text:span text:style-name="T26">amit.s9@10.10.17.133</text:span></text:a></text:p>
      <text:p text:style-name="P27"><text:span text:style-name="T28"><text:s text:c="6"/>prod mediawebservice log path: </text:span><text:span text:style-name="T26">cd /data/CLS/webservice/mediaWS/</text:span></text:p>
      <text:p text:style-name="P13"/>
      <text:p text:style-name="P25"><text:span text:style-name="T26">16) sanity mediajobs: </text:span><text:span text:style-name="T29">ssh </text:span><text:a xlink:type="simple" xlink:href="mailto:readonly@172.16.2.121" text:style-name="Internet_20_link" text:visited-style-name="Visited_20_Internet_20_Link">readonly@</text:a><text:bookmark-start text:name="__DdeLink__374_1160238303"/><text:a xlink:type="simple" xlink:href="mailto:readonly@172.16.2.121" text:style-name="Internet_20_link" text:visited-style-name="Visited_20_Internet_20_Link">172.16.2.12</text:a><text:bookmark-end text:name="__DdeLink__374_1160238303"/><text:a xlink:type="simple" xlink:href="mailto:readonly@172.16.2.121" text:style-name="Internet_20_link" text:visited-style-name="Visited_20_Internet_20_Link">1</text:a><text:span text:style-name="T29"> (</text:span><text:a xlink:type="simple" xlink:href="mailto:re@d0nly" text:style-name="Internet_20_link" text:visited-style-name="Visited_20_Internet_20_Link">re@d0nly</text:a><text:span text:style-name="T29">)</text:span><text:span text:style-name="T33">(we store sanity images on this server)</text:span></text:p>
      <text:p text:style-name="P27"><text:span text:style-name="T28"><text:s text:c="6"/>Sanity mediajobs log path:</text:span><text:span text:style-name="T31"> cd</text:span><text:span text:style-name="T28"> </text:span><text:span text:style-name="T26">/data/webServices_base/mediaJobs/logs/media-jobs-8081.log</text:span></text:p>
      <text:p text:style-name="P13"/>
      <text:p text:style-name="P33"><text:span text:style-name="T22">17) sanity mediaWebService: </text:span><text:span text:style-name="T37"><text:s/></text:span><text:span text:style-name="T19">ssh readonly@172.16.3.186</text:span><text:span text:style-name="T37"> </text:span><text:span text:style-name="T39">(re@d0nly)</text:span></text:p>
      <text:p text:style-name="P27"><text:span text:style-name="T28"><text:s text:c="2"/>Sanity mediaWebservice log path: </text:span><text:span text:style-name="T32">cd </text:span><text:span text:style-name="T28"><text:s/></text:span><text:span text:style-name="T26">/data/ws-logs/media/</text:span></text:p>
      <text:p text:style-name="P27"><text:span text:style-name="T26"><text:s text:c="2"/></text:span><text:span text:style-name="T34">sanity access log : /data/webServices_base/tomcat_mediaWS/logs/localhost_access_log..2023-06-29.txt</text:span></text:p>
      <text:p text:style-name="P14"/>
      <text:p text:style-name="P15">18) Staging logs <text:span text:style-name="T45">of mediawebservice: </text:span><text:s/>log in to <text:span text:style-name="T5">ssh -p2525 </text:span><text:a xlink:type="simple" xlink:href="mailto:amit.s9@10.10.17.51" text:style-name="Internet_20_link" text:visited-style-name="Visited_20_Internet_20_Link"><text:span text:style-name="T5">amit.s9@10.10.17.5</text:span></text:a><text:a xlink:type="simple" xlink:href="mailto:amit.s9@10.10.17.51" text:style-name="Internet_20_link" text:visited-style-name="Visited_20_Internet_20_Link"><text:span text:style-name="T8">1</text:span></text:a></text:p>
      <text:p text:style-name="P47"><text:span text:style-name="T16"><text:tab/></text:span><text:span text:style-name="T18">Then from There login</text:span><text:span text:style-name="T17"> </text:span><text:span text:style-name="T5">sudo -u developer ssh -p 3535 </text:span><text:a xlink:type="simple" xlink:href="mailto:developer@172.10.17.101" office:target-frame-name="_blank" xlink:show="new" text:style-name="Internet_20_link" text:visited-style-name="Visited_20_Internet_20_Link"><text:span text:style-name="T5">developer@172.10.17.101</text:span></text:a></text:p>
      <text:p text:style-name="P14"/>
      <text:p text:style-name="P14"/>
      <text:p text:style-name="Horizontal_20_Line"/>
      <text:p text:style-name="P14"/>
      <text:p text:style-name="P14"/>
      <text:p text:style-name="P37">MediaJobs Sanity testing:</text:p>
      <text:p text:style-name="P37"/>
      <text:p text:style-name="Text_20_body">Increment version<text:line-break/><text:bookmark-start text:name="__DdeLink__655_2083661159"/><text:bookmark-start text:name="__DdeLink__402_3355349364"/><text:bookmark-start text:name="__DdeLink__420_1160238303"/><text:bookmark-start text:name="__DdeLink__409_1160238303"/><text:bookmark-start text:name="__DdeLink__395_1160238303"/>mvn clean install deploy -Dmaven.test.skip=true -Denvironment=stage<text:bookmark-end text:name="__DdeLink__655_2083661159"/><text:bookmark-end text:name="__DdeLink__402_3355349364"/><text:bookmark-end text:name="__DdeLink__420_1160238303"/><text:bookmark-end text:name="__DdeLink__409_1160238303"/><text:bookmark-end text:name="__DdeLink__395_1160238303"/></text:p>
      <text:p text:style-name="Text_20_body"/>
      <text:p text:style-name="Text_20_body">On 121 (adjust version in all commands): ssh root@172.16.2.121</text:p>
      <text:p text:style-name="Text_20_body"/>
      <text:p text:style-name="Text_20_body">cd /data/webServices_base/mediaJobs/<text:line-break/>wget '<text:a xlink:type="simple" xlink:href="http://192.168.2.103:8081/artifactory/ext-release-stage/com/infoedge/p99acres/media-jobs/1.3.0-57/media-jobs-1.3.0-57.jar%27" office:target-frame-name="_blank" xlink:show="new" text:style-name="Internet_20_link" text:visited-style-name="Visited_20_Internet_20_Link">http://192.168.2.103:8081/artifactory/ext-release-stage/com/infoedge/p99acres/media-jobs/1.3.0-57/media-jobs-1.3.0-57.jar'</text:a><text:line-break/>ps aux | grep jobs<text:line-break/>sudo -u developer kill &lt;pid&gt;</text:p>
      <text:p text:style-name="Text_20_body"/>
      <text:p text:style-name="Text_20_body">java -jar -agentlib:jdwp=transport=dt_socket,server=y,suspend=n,address=5050 -Xmx3072m -Dspring.profiles.active=staging -Dlogging.path=/data/webServices_base/mediaJobs/logs/ -Dlog.level.file=INFO -Dlog.level.console=WARN -Dspring.application.name=media-jobs -Dserver.port=8081 -Dmedia.total.instances=1 -Dmedia.mod=0 -Djmagick.systemclassloader=no /data/webServices_base/mediaJobs/media-jobs-1.<text:span text:style-name="T43">3</text:span>.<text:span text:style-name="T43">5-14</text:span>.jar &amp; disown</text:p>
      <text:p text:style-name="Text_20_body"><text:soft-page-break/></text:p>
      <text:p text:style-name="P36">tail -f /data/webServices_base/mediaJobs/logs/media-jobs-8081.log</text:p>
      <text:p text:style-name="Horizontal_20_Line"/>
      <text:p text:style-name="P39">sudo -u developer &lt;command&gt; if we need to run any command on prod server.</text:p>
      <text:p text:style-name="Horizontal_20_Line"/>
      <text:p text:style-name="P42">MediaWebService Sanity testing: </text:p>
      <text:p text:style-name="P42"/>
      <text:p text:style-name="P42">increment version</text:p>
      <text:p text:style-name="P40"/>
      <text:p text:style-name="P41"><text:bookmark-start text:name="__DdeLink__481_3616915120"/><text:bookmark-start text:name="__DdeLink__1273_2210674775"/>mvn clean install deploy -Dmaven.test.skip=true -Denvironment=stage<text:bookmark-end text:name="__DdeLink__481_3616915120"/><text:bookmark-end text:name="__DdeLink__1273_2210674775"/></text:p>
      <text:p text:style-name="P43">rest work will be done by aakarshit</text:p>
      <text:p text:style-name="P43"/>
      <text:p text:style-name="P7">local = local</text:p>
      <text:p text:style-name="P7">dev = test</text:p>
      <text:p text:style-name="P7">sanity =stage</text:p>
      <text:p text:style-name="P7">stage,prod = prod</text:p>
      <text:p text:style-name="P6"/>
      <text:p text:style-name="P44"><text:span text:style-name="T44">Jenkins: </text:span><text:a xlink:type="simple" xlink:href="https://jenkinsqa.infoedge.com/view/WS-qa/job/media-web-service_non_prod_qa/126/" text:style-name="Internet_20_link" text:visited-style-name="Visited_20_Internet_20_Link">https://jenkinsqa.infoedge.com/view/WS-qa/job/media-web-service_non_prod_qa/126/</text:a></text:p>
      <text:p text:style-name="P43">username: readonlyuser</text:p>
      <text:p text:style-name="P43">password: readonlyuser</text:p>
      <text:p text:style-name="Horizontal_20_Line"/>
      <text:p text:style-name="Text_20_body">select * from MEDIA_META_DATA where GROUPING = 'construction' AND USER_FILE_PATH LIKE '%/construct%' limit 20;</text:p>
      <text:p text:style-name="P45">select * from MEDIA_VARIANT where META_DATA_ID = 101555764;</text:p>
      <text:p text:style-name="Horizontal_20_Line"/>
      <text:p text:style-name="P46">select * from MEDIA_META_DATA where GROUPING = 'maps' limit 10;</text:p>
      <text:p text:style-name="P46">mysql&gt; select * from MEDIA_VARIANT where META_DATA_ID = 101550694;</text:p>
      <text:p text:style-name="Horizontal_20_Line"/>
      <text:p text:style-name="P46"><text:a xlink:type="simple" xlink:href="https://99imagecdn-staging.s3.amazonaws.com/" text:style-name="Internet_20_link" text:visited-style-name="Visited_20_Internet_20_Link">https://99imagecdn-staging.s3.amazonaws.com/</text:a><text:line-break/><text:span text:style-name="T46">this is the link to check the s3 upload of any relative path</text:span></text:p>
      <text:p text:style-name="Horizontal_20_Line"/>
      <text:p text:style-name="P38">MediaJobs <text:span text:style-name="T47">Prod Deployment:</text:span></text:p>
      <text:p text:style-name="P38"/>
      <text:p text:style-name="P48">On local:</text:p>
      <text:p text:style-name="P49">Increment version<text:line-break/><text:bookmark-start text:name="__DdeLink__541_1949108573"/>mvn clean install deploy -Dmaven.test.skip=true -Denvironment=prod<text:bookmark-end text:name="__DdeLink__541_1949108573"/></text:p>
      <text:p text:style-name="P49"><text:soft-page-break/> </text:p>
      <text:p text:style-name="P49">On 51 (adjust version in all commands):</text:p>
      <text:p text:style-name="P49"> </text:p>
      <text:p text:style-name="P49">cd /data/webServices_base/mediaJobs/<text:line-break/>sudo -u developer apnaget '<text:a xlink:type="simple" xlink:href="http://192.168.2.103:8081/artifactory/ext-release-prod/com/infoedge/p99acres/media-jobs/1.1.4/media-jobs-1.1.4.jar%27" office:target-frame-name="_blank" xlink:show="new" text:style-name="Internet_20_link" text:visited-style-name="Visited_20_Internet_20_Link">http://192.168.2.103:8081/artifactory/ext-release-prod/com/infoedge/p99acres/media-jobs/1.1.4/media-jobs-1.1.4.jar'</text:a><text:line-break/>sudo -u developer cp media-jobs-0.0.1-SNAPSHOT.jar media-jobs-0.0.1-SNAPSHOT.jar_19Mar20<text:line-break/>sudo -u developer mv media-jobs-1.1.4.jar media-jobs-0.0.1-SNAPSHOT.jar<text:line-break/>sudo -u developer chmod 755 media-jobs-0.0.1-SNAPSHOT.jar</text:p>
      <text:p text:style-name="P49"> </text:p>
      <text:p text:style-name="P49">ps aux | grep jobs<text:line-break/>sudo -u developer kill &lt;pid&gt;<text:line-break/>tail -f /data/webServices_base/mediaJobs/logs/media-jobs-8081.log</text:p>
      <text:p text:style-name="Horizontal_20_Line"/>
      <text:p text:style-name="P50">jenkins QA cluster: <text:a xlink:type="simple" xlink:href="https://jenkinsqa.infoedge.com/userContent/99acres-qa-cluster.html" text:style-name="Internet_20_link" text:visited-style-name="Visited_20_Internet_20_Link">https://jenkinsqa.infoedge.com/userContent/99acres-qa-cluster.html</text:a></text:p>
      <text:p text:style-name="P50">jenkins pipeline: <text:a xlink:type="simple" xlink:href="https://jenkinsqa.infoedge.com/view/WS-qa/job/nocode-backend-web-service_non_prod_qa/" text:style-name="Internet_20_link" text:visited-style-name="Visited_20_Internet_20_Link">https://jenkinsqa.infoedge.com/view/WS-qa/job/nocode-backend-web-service_non_prod_qa/</text:a> (readonlyuser/readonlyuser)</text:p>
      <text:p text:style-name="Horizontal_20_Line"/>
      <text:p text:style-name="P51"><text:span text:style-name="T54">login in 60 box: first login to 51 box then d</text:span><text:span text:style-name="T41">o</text:span></text:p>
      <text:p text:style-name="P49"><text:span text:style-name="T40">sudo -u developer ssh -p 3535 </text:span><text:a xlink:type="simple" xlink:href="mailto:developer@172.10.17.60" office:target-frame-name="_blank" xlink:show="new" text:style-name="Internet_20_link" text:visited-style-name="Visited_20_Internet_20_Link"><text:span text:style-name="T40">developer@172.10.17.60</text:span></text:a></text:p>
      <text:p text:style-name="Horizontal_20_Line"/>
      <text:p text:style-name="P53"><text:span text:style-name="T55">sanity consul</text:span><text:span text:style-name="T42">: </text:span><text:a xlink:type="simple" xlink:href="http://172.16.3.186:8500/ui/#/dc1/services" text:style-name="Internet_20_link" text:visited-style-name="Visited_20_Internet_20_Link"><text:span text:style-name="T40">http://172.16.3.186:8500/ui/#/dc1/services</text:span></text:a></text:p>
      <text:p text:style-name="P52"><text:span text:style-name="T40">staging consul: </text:span><text:a xlink:type="simple" xlink:href="http://172.16.3.186:8500/ui/#/dc1/services" text:style-name="Internet_20_link" text:visited-style-name="Visited_20_Internet_20_Link"><text:span text:style-name="T40">http://10.10.83.27:8500/ui/#/dc1/services</text:span></text:a></text:p>
      <text:p text:style-name="P52">prod consul: <text:a xlink:type="simple" xlink:href="http://10.10.83.26:8500/ui/#/dc1/services" text:style-name="Internet_20_link" text:visited-style-name="Visited_20_Internet_20_Link"><text:span text:style-name="T40">http://10.10.83.26:8500/ui/#/dc1/services</text:span></text:a></text:p>
      <text:p text:style-name="Horizontal_20_Line"/>
      <text:p text:style-name="P54"><text:span text:style-name="T56">sanity rabbitmq: </text:span><text:a xlink:type="simple" xlink:href="http://172.16.3.167:15672/#/queues/%2F/otp.verify.event" text:style-name="Internet_20_link" text:visited-style-name="Visited_20_Internet_20_Link"><text:span text:style-name="T57">http://172.16.3.167:15672/#/queues/%2F/otp.verify.event</text:span></text:a><text:span text:style-name="T57"><text:line-break/>username/password : get from code</text:span></text:p>
      <text:p text:style-name="Horizontal_20_Line"/>
      <text:p text:style-name="P55">server snapshot on .51 server: cd /<text:span text:style-name="T58">data</text:span><text:span text:style-name="T59">/SRE</text:span></text:p>
      <text:p text:style-name="P56">cat serverSnapshot_24_07_2023_16_30_29.log</text:p>
      <text:p text:style-name="Horizontal_20_Line"/>
      <text:p text:style-name="P57">sanity hostName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Medium" svg:font-family="SFMono-Medium, 'SF Mono', 'Segoe UI Mono', 'Roboto Mono', 'Ubuntu Mono', Menlo, Consolas, Courier, monospac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5:17:16.894403306</meta:creation-date>
    <dc:date>2023-08-17T15:46:10.599677067</dc:date>
    <meta:editing-duration>P17DT16H11M9S</meta:editing-duration>
    <meta:editing-cycles>57</meta:editing-cycles>
    <meta:generator>LibreOffice/7.3.7.2$Linux_X86_64 LibreOffice_project/30$Build-2</meta:generator>
    <meta:document-statistic meta:table-count="0" meta:image-count="0" meta:object-count="0" meta:page-count="4" meta:paragraph-count="88" meta:word-count="553" meta:character-count="5664" meta:non-whitespace-character-count="5111"/>
  </office:meta>
</office:document-meta>
</file>